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HeadersTests.accessControlAllow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HeadersTests.cacheControl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HeadersTests.ifModifiedSi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HeadersTests.keySetOp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HttpHeadersTests.accessControlAllow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HeadersTests.acceptChar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HeadersTests.cacheControl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HeadersTests.getValuesAs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HeadersTests.dateIn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HeadersTests.expiresZoned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HeadersTests.acceptLanguageWithEmpt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HeadersTests.removalFromKeySetRemovesEntryFromUnderlying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HeadersTests.invalidIfModifiedSinc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HeadersTests.accessControlAllow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HeadersTests.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HeadersTests.accessControlAllow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HeadersTests.accessControlRequ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HeadersTests.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HeadersTests.keySetRemovalChe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HeadersTests.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HeadersTests.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HeadersTests.hostNo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HeadersTests.ifNoneMatch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HeadersTests.prag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HeadersTests.bearerAu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HeadersTests.removalFromEntrySetRemovesEntryFromUnderlying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HeadersTests.cache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HeadersTests.get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HeadersTests.ifMatchMultipl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HeadersTests.accessControlReques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HeadersTests.accep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tpHeadersTests.accessControlExpos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HeadersTests.equalsUnwrapsHttp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HeadersTests.accessControlAllowHeadersMultiple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HeadersTests.dateOther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tpHeadersTests.acceptWithMultipleHeader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HeadersTests.ifMatchIllegal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HeadersTests.getOr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HeadersTests.readOnlyHttpHeadersRetainEntryS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HeadersTests.ifNoneMatch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HeadersTests.firstZoned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ttpHeadersTests.illegal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HeadersTests.if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HeadersTests.ipv6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HeadersTests.accessControlMax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HeadersTests.firs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HeadersTests.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HeadersTests.acceptWithMultipleCommaSeparatedHeader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HeadersTests.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HeadersTests.basicAu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HeadersTests.contentLanguageSer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HeadersTests.basicAuthIllegal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HeadersTests.acce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HeadersTests.expiresInvalid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HeadersTests.conten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HeadersTests.cacheControlAll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HeadersTests.contentDis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HeadersTests.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HeadersTests.al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HeadersTests.ifNon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HeadersTests.acceptCharset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HeadersTests.getAllowEmpt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HeadersTests.expires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